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Lato"/>
    </style:style>
    <style:style style:name="P2" style:family="paragraph" style:parent-style-name="Standard">
      <style:text-properties style:font-name="Lato" officeooo:rsid="001e3a57" officeooo:paragraph-rsid="001e3a57"/>
    </style:style>
    <style:style style:name="T1" style:family="text">
      <style:text-properties officeooo:rsid="00201209"/>
    </style:style>
    <style:style style:name="T2" style:family="text">
      <style:text-properties officeooo:rsid="00201d62"/>
    </style:style>
    <style:style style:name="T3" style:family="text">
      <style:text-properties officeooo:rsid="002121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2">Implementation of an autonomous taxi service in <text:span text:style-name="T3">a</text:span> multi-modal <text:span text:style-name="T3">traffic scenario using MATSim</text:span></text:p>
      <text:p text:style-name="P2">SEBASTIAN HÖRL</text:p>
      <text:p text:style-name="P2"/>
      <text:p text:style-name="P2"/>
      <text:p text:style-name="P2">© SEBASTIAN HÖRL, 2016</text:p>
      <text:p text:style-name="P2"/>
      <text:p text:style-name="P2">Department of Energy and Environment</text:p>
      <text:p text:style-name="P2">Chalmers University of Technology</text:p>
      <text:p text:style-name="P2">SE-41296 Göteborg</text:p>
      <text:p text:style-name="P2">Sweden</text:p>
      <text:p text:style-name="P2">Telephone +42 (0)31-772 100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ver:</text:p>
      <text:p text:style-name="P2">Snapshot of a traffic simulation using MATSim. Graphic created using SENOZON VIA.</text:p>
      <text:p text:style-name="P2"/>
      <text:p text:style-name="P2">Department of Energy and Environment</text:p>
      <text:p text:style-name="P2">Göteborg, Sweden 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Hörl</meta:initial-creator>
    <meta:creation-date>2016-05-21T07:02:18.034694344</meta:creation-date>
    <dc:date>2016-05-25T06:21:37.187219644</dc:date>
    <dc:creator>Sebastian Hörl</dc:creator>
    <meta:editing-duration>PT15M20S</meta:editing-duration>
    <meta:editing-cycles>6</meta:editing-cycles>
    <meta:generator>LibreOffice/5.0.6.2$Linux_X86_64 LibreOffice_project/00$Build-2</meta:generator>
    <meta:document-statistic meta:table-count="0" meta:image-count="0" meta:object-count="0" meta:page-count="1" meta:paragraph-count="12" meta:word-count="56" meta:character-count="391" meta:non-whitespace-character-count="347"/>
  </office:meta>
</office:document-meta>
</file>